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text-properties fo:font-size="10pt" fo:language="pt" fo:country="BR" style:font-size-asian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fo:language="pt" fo:country="BR" style:font-size-asian="10pt"/>
    </style:style>
    <style:style style:name="P6" style:family="paragraph" style:parent-style-name="Header">
      <style:text-properties fo:language="pt" fo:country="BR"/>
    </style:style>
    <style:style style:name="P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8" style:family="paragraph" style:parent-style-name="Standard">
      <style:text-properties style:font-name="Arial" fo:language="pt" fo:country="BR" style:language-complex="ar" style:country-complex="SA"/>
    </style:style>
    <style:style style:name="P9" style:family="paragraph" style:parent-style-name="Standard">
      <style:text-properties officeooo:paragraph-rsid="000b8880"/>
    </style:style>
    <style:style style:name="P10" style:family="paragraph" style:parent-style-name="Heading" style:master-page-name="Standard">
      <style:paragraph-properties style:page-number="auto"/>
      <style:text-properties style:font-name="Arial" fo:language="pt" fo:country="BR" style:language-complex="ar" style:country-complex="SA"/>
    </style:style>
    <style:style style:name="P11" style:family="paragraph" style:parent-style-name="Text_20_body">
      <style:text-properties style:font-name="Arial" fo:language="pt" fo:country="BR" style:language-complex="ar" style:country-complex="SA"/>
    </style:style>
    <style:style style:name="P12" style:family="paragraph" style:parent-style-name="Text_20_body">
      <style:text-properties style:font-name="Arial" fo:language="pt" fo:country="BR" officeooo:rsid="00070e39" officeooo:paragraph-rsid="00070e39" style:language-complex="ar" style:country-complex="SA"/>
    </style:style>
    <style:style style:name="P13" style:family="paragraph" style:parent-style-name="Text_20_body" style:list-style-name="WW8Num7">
      <style:text-properties style:font-name="Arial" fo:language="pt" fo:country="BR" style:language-complex="ar" style:country-complex="SA"/>
    </style:style>
    <style:style style:name="P14" style:family="paragraph" style:parent-style-name="Text_20_body" style:list-style-name="WW8Num7">
      <style:text-properties style:font-name="Arial" fo:language="pt" fo:country="BR" officeooo:paragraph-rsid="00070e39" style:language-complex="ar" style:country-complex="SA"/>
    </style:style>
    <style:style style:name="P15" style:family="paragraph" style:parent-style-name="Text_20_body" style:list-style-name="WW8Num7">
      <style:text-properties style:font-name="Arial" fo:language="pt" fo:country="BR" officeooo:rsid="000875c8" officeooo:paragraph-rsid="000875c8" style:language-complex="ar" style:country-complex="SA"/>
    </style:style>
    <style:style style:name="P16" style:family="paragraph" style:parent-style-name="Text_20_body" style:list-style-name="WW8Num2">
      <style:text-properties style:font-name="Arial" fo:language="pt" fo:country="BR" officeooo:rsid="000875c8" officeooo:paragraph-rsid="000875c8" style:language-complex="ar" style:country-complex="SA"/>
    </style:style>
    <style:style style:name="P17" style:family="paragraph" style:parent-style-name="Text_20_body" style:list-style-name="WW8Num2">
      <style:text-properties style:font-name="Arial" fo:language="pt" fo:country="BR" style:language-complex="ar" style:country-complex="SA"/>
    </style:style>
    <style:style style:name="P18" style:family="paragraph" style:parent-style-name="Text_20_body" style:list-style-name="WW8Num6">
      <style:text-properties style:font-name="Arial" fo:language="pt" fo:country="BR" style:language-complex="ar" style:country-complex="SA"/>
    </style:style>
    <style:style style:name="P19" style:family="paragraph" style:parent-style-name="Text_20_body" style:list-style-name="WW8Num5">
      <style:text-properties style:font-name="Arial" fo:language="pt" fo:country="BR" officeooo:paragraph-rsid="000b8880" style:language-complex="ar" style:country-complex="SA"/>
    </style:style>
    <style:style style:name="P20" style:family="paragraph" style:parent-style-name="Text_20_body" style:list-style-name="WW8Num5">
      <style:text-properties style:font-name="Arial" fo:language="pt" fo:country="BR" officeooo:rsid="000b8880" officeooo:paragraph-rsid="000b8880" style:language-complex="ar" style:country-complex="SA"/>
    </style:style>
    <style:style style:name="P21" style:family="paragraph" style:parent-style-name="Text_20_body" style:list-style-name="L2">
      <style:text-properties style:font-name="Arial" fo:language="pt" fo:country="BR" fo:font-weight="normal" officeooo:rsid="000875c8" officeooo:paragraph-rsid="000875c8" style:font-weight-asian="normal" style:language-complex="ar" style:country-complex="SA" style:font-weight-complex="normal"/>
    </style:style>
    <style:style style:name="P22" style:family="paragraph" style:parent-style-name="Text_20_body" style:list-style-name="L2">
      <style:text-properties style:font-name="Arial" fo:language="pt" fo:country="BR" fo:font-weight="normal" officeooo:rsid="000b8880" officeooo:paragraph-rsid="000b8880" style:font-weight-asian="normal" style:language-complex="ar" style:country-complex="SA" style:font-weight-complex="normal"/>
    </style:style>
    <style:style style:name="P23" style:family="paragraph" style:parent-style-name="Text_20_body">
      <style:text-properties style:font-name="Arial" fo:language="pt" fo:country="BR" fo:font-weight="normal" officeooo:rsid="000b8880" officeooo:paragraph-rsid="000b8880" style:font-weight-asian="normal" style:language-complex="ar" style:country-complex="SA" style:font-weight-complex="normal"/>
    </style:style>
    <style:style style:name="P24" style:family="paragraph" style:parent-style-name="Text_20_body" style:list-style-name="L4">
      <style:text-properties style:font-name="Arial" fo:language="pt" fo:country="BR" fo:font-weight="normal" officeooo:rsid="000b8880" officeooo:paragraph-rsid="000b8880" style:font-weight-asian="normal" style:language-complex="ar" style:country-complex="SA" style:font-weight-complex="normal"/>
    </style:style>
    <style:style style:name="P25" style:family="paragraph" style:parent-style-name="Text_20_body">
      <style:text-properties style:font-name="Arial" fo:language="pt" fo:country="BR" fo:font-weight="bold" officeooo:rsid="000c875e" officeooo:paragraph-rsid="000c875e" style:font-weight-asian="bold" style:language-complex="ar" style:country-complex="SA" style:font-weight-complex="bold"/>
    </style:style>
    <style:style style:name="P26" style:family="paragraph" style:parent-style-name="Text_20_body" style:list-style-name="WW8Num2">
      <style:paragraph-properties fo:margin-left="0cm" fo:margin-right="0cm" fo:text-indent="0cm" style:auto-text-indent="false"/>
      <style:text-properties style:font-name="Arial" fo:language="pt" fo:country="BR" style:language-complex="ar" style:country-complex="SA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fo:font-weight="bold" officeooo:rsid="000b8880" officeooo:paragraph-rsid="000b8880" style:font-weight-asian="bold" style:language-complex="ar" style:country-complex="SA" style:font-weight-complex="bold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fo:font-weight="normal" officeooo:rsid="000b8880" officeooo:paragraph-rsid="000b8880" style:font-weight-asian="normal" style:language-complex="ar" style:country-complex="SA" style:font-weight-complex="normal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0875c8"/>
    </style:style>
    <style:style style:name="P30" style:family="paragraph" style:parent-style-name="Heading_20_1">
      <style:text-properties style:font-name="Arial" fo:language="pt" fo:country="BR" style:language-complex="ar" style:country-complex="SA"/>
    </style:style>
    <style:style style:name="P31" style:family="paragraph" style:parent-style-name="Heading_20_2">
      <style:text-properties style:font-name="Arial" fo:language="pt" fo:country="BR" officeooo:rsid="00070e39" officeooo:paragraph-rsid="00070e39" style:language-complex="ar" style:country-complex="SA"/>
    </style:style>
    <style:style style:name="P32" style:family="paragraph" style:parent-style-name="Heading_20_2">
      <style:text-properties style:font-name="Arial" fo:language="pt" fo:country="BR" officeooo:rsid="000b8880" officeooo:paragraph-rsid="000b8880" style:language-complex="ar" style:country-complex="SA"/>
    </style:style>
    <style:style style:name="P33" style:family="paragraph" style:parent-style-name="Heading_20_2">
      <style:text-properties style:font-name="Arial" fo:language="pt" fo:country="BR" officeooo:rsid="000c875e" officeooo:paragraph-rsid="000c875e" style:language-complex="ar" style:country-complex="SA"/>
    </style:style>
    <style:style style:name="P34" style:family="paragraph" style:parent-style-name="Heading_20_2">
      <style:text-properties officeooo:paragraph-rsid="000875c8"/>
    </style:style>
    <style:style style:name="T1" style:family="text">
      <style:text-properties fo:font-size="10pt" fo:language="pt" fo:country="BR" style:font-size-asian="10pt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070e39"/>
    </style:style>
    <style:style style:name="T5" style:family="text">
      <style:text-properties officeooo:rsid="000875c8"/>
    </style:style>
    <style:style style:name="T6" style:family="text">
      <style:text-properties officeooo:rsid="0005b41c"/>
    </style:style>
    <style:style style:name="T7" style:family="text">
      <style:text-properties style:font-name="Arial" fo:language="pt" fo:country="BR" officeooo:rsid="000875c8" style:language-complex="ar" style:country-complex="SA"/>
    </style:style>
    <style:style style:name="T8" style:family="text">
      <style:text-properties style:font-name="Arial" fo:language="pt" fo:country="BR" officeooo:rsid="000b8880" style:language-complex="ar" style:country-complex="SA"/>
    </style:style>
    <style:style style:name="T9" style:family="text">
      <style:text-properties style:font-name="Arial" fo:language="pt" fo:country="BR" fo:font-weight="bold" officeooo:rsid="000875c8" style:font-weight-asian="bold" style:language-complex="ar" style:country-complex="SA" style:font-weight-complex="bold"/>
    </style:style>
    <style:style style:name="T10" style:family="text">
      <style:text-properties style:font-name="Arial" fo:font-size="10pt" fo:language="pt" fo:country="BR" officeooo:rsid="000b8880" style:font-size-asian="10pt" style:font-size-complex="10pt" style:language-complex="ar" style:country-complex="SA"/>
    </style:style>
    <style:style style:name="T11" style:family="text">
      <style:text-properties officeooo:rsid="000b8880"/>
    </style:style>
    <style:style style:name="T12" style:family="text">
      <style:text-properties officeooo:rsid="000cee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6">Car Management Project</text:span><text:line-break/>Caso de Uso: <text:span text:style-name="T4">Cadastrar Visitante</text:span></text:h>
      <text:list xml:id="list610541237290451129" text:style-name="Outline">
        <text:list-item>
          <text:h text:style-name="P30" text:outline-level="1">Descrição Resumida</text:h>
        </text:list-item>
      </text:list>
      <text:p text:style-name="P12">Este caso de uso descreve como um visitante realizará um cadastro no sistema</text:p>
      <text:list xml:id="list94408554293548" text:continue-numbering="true" text:style-name="Outline">
        <text:list-item>
          <text:h text:style-name="P30" text:outline-level="1">Descrição dos Atores</text:h>
          <text:list>
            <text:list-item>
              <text:h text:style-name="P31" text:outline-level="2">Visitante</text:h>
            </text:list-item>
          </text:list>
        </text:list-item>
        <text:list-item>
          <text:h text:style-name="P30" text:outline-level="1">Pré-condições</text:h>
        </text:list-item>
      </text:list>
      <text:p text:style-name="P12">Visitante deve estar na pagina inicial do sistema</text:p>
      <text:list xml:id="list94410201574875" text:continue-numbering="true" text:style-name="Outline">
        <text:list-item>
          <text:h text:style-name="P30" text:outline-level="1">Fluxo Principal</text:h>
        </text:list-item>
      </text:list>
      <text:list xml:id="list6308504250613581922" text:style-name="WW8Num7">
        <text:list-item>
          <text:p text:style-name="P14">Esse caso de uso começa quando o(a) <text:s/><text:span text:style-name="T4">visitante clica no botão de entrar</text:span></text:p>
        </text:list-item>
        <text:list-item>
          <text:p text:style-name="P15">Sistema abre pagina com formulário de login</text:p>
        </text:list-item>
        <text:list-item>
          <text:p text:style-name="P15">Visitante clica em “criar conta” [FA1] </text:p>
        </text:list-item>
        <text:list-item>
          <text:p text:style-name="P15">Sistema abre formulário de cadastro</text:p>
        </text:list-item>
        <text:list-item>
          <text:p text:style-name="P15">Visitante preenche todos os itens requeridos e clica em “cadastrar” [FA2]</text:p>
        </text:list-item>
        <text:list-item>
          <text:p text:style-name="P15">Sistema salva na base de dados o novo cadastro</text:p>
        </text:list-item>
        <text:list-item>
          <text:p text:style-name="P15">Sistema retorna tela de cadastro efetuado com sucesso</text:p>
        </text:list-item>
        <text:list-item>
          <text:p text:style-name="P13">O caso de uso é encerrado.</text:p>
        </text:list-item>
      </text:list>
      <text:list xml:id="list94409830142357" text:continue-list="list94410201574875" text:style-name="Outline">
        <text:list-item>
          <text:h text:style-name="P30" text:outline-level="1">Fluxos Alternativos</text:h>
          <text:list>
            <text:list-item>
              <text:h text:style-name="P34" text:outline-level="2"><text:span text:style-name="T7">Entrar com a conta [FA1]</text:span></text:h>
            </text:list-item>
          </text:list>
        </text:list-item>
      </text:list>
      <text:p text:style-name="P11">Se <text:span text:style-name="T5">após o</text:span> passo <text:span text:style-name="T5">2</text:span> do Fluxo Principal o <text:span text:style-name="T5">visitante preencher o formulário de login ao invés de clicar em cadastrar</text:span>, então </text:p>
      <text:list xml:id="list3351612150751078767" text:style-name="WW8Num2">
        <text:list-item>
          <text:p text:style-name="P16">Sistema verifica se usuário está cadastrado [FA1.1]</text:p>
        </text:list-item>
        <text:list-item>
          <text:p text:style-name="P16">Sistema realizará o login com a conta especificada e retornará a pagina inicial com a seção iniciada.</text:p>
        </text:list-item>
        <text:list-item>
          <text:p text:style-name="P17">O caso de uso <text:span text:style-name="T5">é encerrado.</text:span></text:p>
        </text:list-item>
      </text:list>
      <text:p text:style-name="P29"><text:span text:style-name="T9">5.2<text:tab/>Usuário não cadastrado [FA1.1]</text:span></text:p>
      <text:list xml:id="list8747117093229400067" text:style-name="L2">
        <text:list-item>
          <text:p text:style-name="P21">Sistema alerta que o usuário não está cadastrado</text:p>
        </text:list-item>
        <text:list-item>
          <text:p text:style-name="P22">O caso de uso retorna para o passo 2 do fluxo principal.</text:p>
        </text:list-item>
      </text:list>
      <text:p text:style-name="P27">5.3<text:tab/>Formulário incompleto [FA2]</text:p>
      <text:p text:style-name="P28"><text:tab/>Inicia quando o visitante preenche o formulário de cadastro e clica em “cadastrar” faltando alguns itens essenciais para o cadastro.</text:p>
      <text:list xml:id="list7494340955320495858" text:style-name="L4">
        <text:list-item>
          <text:p text:style-name="P24">Sistema alerta que itens essenciais estão faltando</text:p>
        </text:list-item>
        <text:list-item>
          <text:p text:style-name="P24">Sistema mostra quais itens do formulário estão faltando</text:p>
        </text:list-item>
        <text:list-item>
          <text:p text:style-name="P24">Caso de uso retorna para o passo 5 do Fluxo principal.</text:p>
        </text:list-item>
      </text:list>
      <text:p text:style-name="P23"/>
      <text:list xml:id="list94410318981184" text:continue-list="list3351612150751078767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6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94408697327337" text:continue-list="list94409830142357" text:style-name="Outline">
        <text:list-item>
          <text:h text:style-name="P30" text:outline-level="1"><text:soft-page-break/>Subfluxos </text:h>
          <text:list>
            <text:list-header>
              <text:h text:style-name="P33" text:outline-level="2" text:is-list-header="true">N/A</text:h>
            </text:list-header>
          </text:list>
        </text:list-item>
        <text:list-item>
          <text:h text:style-name="P30" text:outline-level="1">Cenários Principais</text:h>
          <text:list>
            <text:list-item>
              <text:h text:style-name="P32" text:outline-level="2">Cenário 1</text:h>
            </text:list-item>
          </text:list>
        </text:list-item>
      </text:list>
      <text:list xml:id="list4788112753537605546" text:style-name="WW8Num5">
        <text:list-item>
          <text:p text:style-name="P20">Todos os passos do fluxo principal</text:p>
        </text:list-item>
        <text:list-item>
          <text:p text:style-name="P20">Passo 3 do fluxo principal, fluxo alternativo 1</text:p>
        </text:list-item>
        <text:list-item>
          <text:p text:style-name="P19"><text:span text:style-name="T11">Passo 3 do fluxo principal, fluxo alternativo 1, fluxo alternativo 1.1 </text:span></text:p>
          <text:p text:style-name="P19"/>
        </text:list-item>
      </text:list>
      <text:list xml:id="list94408832552221" text:continue-list="list94408697327337" text:style-name="Outline">
        <text:list-item>
          <text:h text:style-name="P30" text:outline-level="1">Pós-condições</text:h>
          <text:list>
            <text:list-item>
              <text:h text:style-name="P32" text:outline-level="2">Visitante cadastrado</text:h>
            </text:list-item>
          </text:list>
        </text:list-item>
      </text:list>
      <text:p text:style-name="P9"><text:span text:style-name="T8"><text:tab/></text:span><text:span text:style-name="T10">Ao final do fluxo principal, o visitante deve ter os dados informados persistidos na base de dados.</text:span></text:p>
      <text:list xml:id="list94408902176657" text:continue-numbering="true" text:style-name="Outline">
        <text:list-item>
          <text:h text:style-name="P30" text:outline-level="1">Requisitos Adicionais</text:h>
        </text:list-item>
      </text:list>
      <text:p text:style-name="P25">N/A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Outline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Outline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list-style-name="Outline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>
      <style:text-properties fo:language="en" fo:country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91cm" fo:margin-left="0.085cm" table:align="left" style:writing-mode="lr-tb"/>
    </style:style>
    <style:style style:name="Tabela2.A" style:family="table-column">
      <style:table-column-properties style:column-width="12.324cm"/>
    </style:style>
    <style:style style:name="Tabela2.B" style:family="table-column">
      <style:table-column-properties style:column-width="4.58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" style:family="table">
      <style:table-properties style:width="16.946cm" fo:margin-left="0.062cm" table:align="left" style:writing-mode="lr-tb"/>
    </style:style>
    <style:style style:name="Tabela1.A" style:family="table-column">
      <style:table-column-properties style:column-width="5.315cm"/>
    </style:style>
    <style:style style:name="Tabela1.B" style:family="table-column">
      <style:table-column-properties style:column-width="5.593cm"/>
    </style:style>
    <style:style style:name="Tabela1.C" style:family="table-column">
      <style:table-column-properties style:column-width="6.03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fo:language="pt" fo:country="BR" style:font-size-asian="10pt"/>
    </style:style>
    <style:style style:name="MP3" style:family="paragraph" style:parent-style-name="Standard">
      <style:text-properties fo:font-size="10pt" fo:language="pt" fo:country="BR" style:font-size-asian="10pt"/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7" style:family="paragraph" style:parent-style-name="Standard">
      <style:paragraph-properties fo:text-align="end" style:justify-single-word="false"/>
    </style:style>
    <style:style style:name="MT1" style:family="text">
      <style:text-properties fo:font-size="10pt" fo:language="pt" fo:country="BR" style:font-size-asian="10pt"/>
    </style:style>
    <style:style style:name="MT2" style:family="text">
      <style:text-properties fo:font-size="10pt" style:font-size-asian="10pt"/>
    </style:style>
    <style:style style:name="MT3" style:family="text">
      <style:text-properties officeooo:rsid="000ceecc"/>
    </style:style>
    <style:style style:name="MT4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text:subject>&lt;project&gt;</text:subject>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Standard"><text:span text:style-name="MT1">Especificação de Caso de Uso: </text:span><text:span text:style-name="MT2"><text:title>&lt;use-case name&gt;</text:title></text:span><text:span text:style-name="MT1"> </text:span></text:p>
            </table:table-cell>
            <table:table-cell table:style-name="Tabela2.B1" office:value-type="string">
              <text:p text:style-name="MP3"><text:s text:c="2"/>Data: <text:s/><text:span text:style-name="MT3">10</text:span>/<text:span text:style-name="MT3">04</text:span>/<text:span text:style-name="MT3">2015</text:span></text:p>
            </table:table-cell>
          </table:table-row>
        </table:table>
        <text:p text:style-name="MP4"/>
      </style:header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5"/>
            </table:table-cell>
            <table:table-cell table:style-name="Tabela1.A1" office:value-type="string">
              <text:p text:style-name="MP6"/>
            </table:table-cell>
            <table:table-cell table:style-name="Tabela1.A1" office:value-type="string">
              <text:p text:style-name="MP7"><text:span text:style-name="MT2">Página </text:span><text:span text:style-name="Page_20_Number"><text:span text:style-name="MT2"><text:page-number text:select-page="current">0</text:page-number></text:span></text:span><text:span text:style-name="Page_20_Number"><text:span text:style-name="MT2"> de </text:span></text:span><text:span text:style-name="Page_20_Number"><text:span text:style-name="MT4"><text:page-count style:num-format="1">2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5-04-09T11:27:35.078148227</meta:creation-date>
    <dc:date>2015-04-10T09:44:07.176478689</dc:date>
    <meta:editing-cycles>7</meta:editing-cycles>
    <meta:editing-duration>PT1H26M30S</meta:editing-duration>
    <meta:generator>LibreOffice/4.4.2.2$Linux_X86_64 LibreOffice_project/40m0$Build-2</meta:generator>
    <meta:document-statistic meta:table-count="2" meta:image-count="0" meta:object-count="0" meta:page-count="2" meta:paragraph-count="46" meta:word-count="337" meta:character-count="1939" meta:non-whitespace-character-count="1669"/>
  </office:meta>
</office:document-meta>
</file>